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1d" officeooo:paragraph-rsid="001ecf1d"/>
    </style:style>
    <style:style style:name="P2" style:family="paragraph" style:parent-style-name="Standard">
      <style:text-properties officeooo:rsid="001ecf1d" officeooo:paragraph-rsid="001ecf1d"/>
    </style:style>
    <style:style style:name="P3" style:family="paragraph" style:parent-style-name="Standard">
      <style:text-properties officeooo:rsid="00212b2f" officeooo:paragraph-rsid="00212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Mazinho e-Diário</text:p>
      <text:p text:style-name="P1"/>
      <text:p text:style-name="P1"/>
      <text:p text:style-name="P1">Backend:</text:p>
      <text:p text:style-name="P1"/>
      <text:p text:style-name="P1"><text:tab/>criar models e controllers</text:p>
      <text:p text:style-name="P1"/>
      <text:p text:style-name="P1"><text:tab/><text:tab/>previsão de collections e fields dos documents;</text:p>
      <text:p text:style-name="P1"><text:tab/><text:tab/>professores e alunos já vem “prontos” do i-educar</text:p>
      <text:p text:style-name="P1"/>
      <text:p text:style-name="P1"><text:tab/>controllers: CRUD</text:p>
      <text:p text:style-name="P1"/>
      <text:p text:style-name="P1"><text:tab/>***<text:tab/>routers<text:tab/> <text:s text:c="3"/>***</text:p>
      <text:p text:style-name="P1"/>
      <text:p text:style-name="P1"/>
      <text:p text:style-name="P3">Frontend:</text:p>
      <text:p text:style-name="P3"/>
      <text:p text:style-name="P3"><text:tab/>instalar: axios, react-router-dom, toastify, modal, react-icons</text:p>
      <text:p text:style-name="P1"/>
      <text:p text:style-name="P1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9:42:07.392695902</meta:creation-date>
    <dc:date>2023-01-11T16:51:10.561808548</dc:date>
    <meta:editing-duration>PT4H4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5" meta:character-count="274" meta:non-whitespace-character-count="234"/>
  </office:meta>
</office:document-meta>
</file>